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78in" svg:height="7.0587in" svg:x="6.7768in" svg:y="0.9098in">
            <draw:object draw:notify-on-update-of-ranges="Sheet1.A2:Sheet1.A19 Sheet1.C2:Sheet1.C19 Sheet1.E2:Sheet1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385" calcext:value-type="float">
            <text:p>4.56385</text:p>
          </table:table-cell>
          <table:table-cell office:value-type="float" office:value="11.8789" calcext:value-type="float">
            <text:p>11.8789</text:p>
          </table:table-cell>
          <table:table-cell office:value-type="float" office:value="2.37183" calcext:value-type="float">
            <text:p>2.37183</text:p>
          </table:table-cell>
          <table:table-cell office:value-type="float" office:value="0.0031751" calcext:value-type="float">
            <text:p>0.0031751</text:p>
          </table:table-cell>
          <table:table-cell office:value-type="float" office:value="18.8227" calcext:value-type="float">
            <text:p>18.8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113" calcext:value-type="float">
            <text:p>4.69113</text:p>
          </table:table-cell>
          <table:table-cell office:value-type="float" office:value="5.52696" calcext:value-type="float">
            <text:p>5.52696</text:p>
          </table:table-cell>
          <table:table-cell office:value-type="float" office:value="1.16785" calcext:value-type="float">
            <text:p>1.16785</text:p>
          </table:table-cell>
          <table:table-cell office:value-type="float" office:value="12.0777" calcext:value-type="float">
            <text:p>12.0777</text:p>
          </table:table-cell>
          <table:table-cell office:value-type="float" office:value="23.4811" calcext:value-type="float">
            <text:p>23.4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8869" calcext:value-type="float">
            <text:p>4.88869</text:p>
          </table:table-cell>
          <table:table-cell office:value-type="float" office:value="3.98559" calcext:value-type="float">
            <text:p>3.98559</text:p>
          </table:table-cell>
          <table:table-cell office:value-type="float" office:value="0.672892" calcext:value-type="float">
            <text:p>0.672892</text:p>
          </table:table-cell>
          <table:table-cell office:value-type="float" office:value="15.9394" calcext:value-type="float">
            <text:p>15.9394</text:p>
          </table:table-cell>
          <table:table-cell office:value-type="float" office:value="25.4914" calcext:value-type="float">
            <text:p>25.4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47" calcext:value-type="float">
            <text:p>4.9547</text:p>
          </table:table-cell>
          <table:table-cell office:value-type="float" office:value="2.89819" calcext:value-type="float">
            <text:p>2.89819</text:p>
          </table:table-cell>
          <table:table-cell office:value-type="float" office:value="0.455056" calcext:value-type="float">
            <text:p>0.455056</text:p>
          </table:table-cell>
          <table:table-cell office:value-type="float" office:value="17.5915" calcext:value-type="float">
            <text:p>17.5915</text:p>
          </table:table-cell>
          <table:table-cell office:value-type="float" office:value="25.9012" calcext:value-type="float">
            <text:p>25.9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7963" calcext:value-type="float">
            <text:p>4.97963</text:p>
          </table:table-cell>
          <table:table-cell office:value-type="float" office:value="2.61563" calcext:value-type="float">
            <text:p>2.61563</text:p>
          </table:table-cell>
          <table:table-cell office:value-type="float" office:value="0.336392" calcext:value-type="float">
            <text:p>0.336392</text:p>
          </table:table-cell>
          <table:table-cell office:value-type="float" office:value="14.0182" calcext:value-type="float">
            <text:p>14.0182</text:p>
          </table:table-cell>
          <table:table-cell office:value-type="float" office:value="21.9515" calcext:value-type="float">
            <text:p>21.9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7115" calcext:value-type="float">
            <text:p>4.97115</text:p>
          </table:table-cell>
          <table:table-cell office:value-type="float" office:value="2.01779" calcext:value-type="float">
            <text:p>2.01779</text:p>
          </table:table-cell>
          <table:table-cell office:value-type="float" office:value="0.271073" calcext:value-type="float">
            <text:p>0.271073</text:p>
          </table:table-cell>
          <table:table-cell office:value-type="float" office:value="16.2192" calcext:value-type="float">
            <text:p>16.2192</text:p>
          </table:table-cell>
          <table:table-cell office:value-type="float" office:value="23.4797" calcext:value-type="float">
            <text:p>23.4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6349" calcext:value-type="float">
            <text:p>5.26349</text:p>
          </table:table-cell>
          <table:table-cell office:value-type="float" office:value="2.31723" calcext:value-type="float">
            <text:p>2.31723</text:p>
          </table:table-cell>
          <table:table-cell office:value-type="float" office:value="0.220179" calcext:value-type="float">
            <text:p>0.220179</text:p>
          </table:table-cell>
          <table:table-cell office:value-type="float" office:value="14.2105" calcext:value-type="float">
            <text:p>14.2105</text:p>
          </table:table-cell>
          <table:table-cell office:value-type="float" office:value="22.0119" calcext:value-type="float">
            <text:p>22.0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2173" calcext:value-type="float">
            <text:p>6.22173</text:p>
          </table:table-cell>
          <table:table-cell office:value-type="float" office:value="1.59807" calcext:value-type="float">
            <text:p>1.59807</text:p>
          </table:table-cell>
          <table:table-cell office:value-type="float" office:value="0.181105" calcext:value-type="float">
            <text:p>0.181105</text:p>
          </table:table-cell>
          <table:table-cell office:value-type="float" office:value="16.3732" calcext:value-type="float">
            <text:p>16.3732</text:p>
          </table:table-cell>
          <table:table-cell office:value-type="float" office:value="24.3746" calcext:value-type="float">
            <text:p>24.3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0254" calcext:value-type="float">
            <text:p>6.00254</text:p>
          </table:table-cell>
          <table:table-cell office:value-type="float" office:value="1.78062" calcext:value-type="float">
            <text:p>1.78062</text:p>
          </table:table-cell>
          <table:table-cell office:value-type="float" office:value="0.158969" calcext:value-type="float">
            <text:p>0.158969</text:p>
          </table:table-cell>
          <table:table-cell office:value-type="float" office:value="14.1157" calcext:value-type="float">
            <text:p>14.1157</text:p>
          </table:table-cell>
          <table:table-cell office:value-type="float" office:value="22.0583" calcext:value-type="float">
            <text:p>22.0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4806" calcext:value-type="float">
            <text:p>5.14806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0.134472" calcext:value-type="float">
            <text:p>0.134472</text:p>
          </table:table-cell>
          <table:table-cell office:value-type="float" office:value="19.5238" calcext:value-type="float">
            <text:p>19.5238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8793" calcext:value-type="float">
            <text:p>4.88793</text:p>
          </table:table-cell>
          <table:table-cell office:value-type="float" office:value="1.47954" calcext:value-type="float">
            <text:p>1.47954</text:p>
          </table:table-cell>
          <table:table-cell office:value-type="float" office:value="0.117258" calcext:value-type="float">
            <text:p>0.117258</text:p>
          </table:table-cell>
          <table:table-cell office:value-type="float" office:value="20.2654" calcext:value-type="float">
            <text:p>20.2654</text:p>
          </table:table-cell>
          <table:table-cell office:value-type="float" office:value="26.7506" calcext:value-type="float">
            <text:p>26.7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879" calcext:value-type="float">
            <text:p>5.0879</text:p>
          </table:table-cell>
          <table:table-cell office:value-type="float" office:value="1.06626" calcext:value-type="float">
            <text:p>1.06626</text:p>
          </table:table-cell>
          <table:table-cell office:value-type="float" office:value="0.152221" calcext:value-type="float">
            <text:p>0.152221</text:p>
          </table:table-cell>
          <table:table-cell office:value-type="float" office:value="16.5494" calcext:value-type="float">
            <text:p>16.5494</text:p>
          </table:table-cell>
          <table:table-cell office:value-type="float" office:value="22.8562" calcext:value-type="float">
            <text:p>22.85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0625" calcext:value-type="float">
            <text:p>5.00625</text:p>
          </table:table-cell>
          <table:table-cell office:value-type="float" office:value="1.28875" calcext:value-type="float">
            <text:p>1.28875</text:p>
          </table:table-cell>
          <table:table-cell office:value-type="float" office:value="0.138137" calcext:value-type="float">
            <text:p>0.138137</text:p>
          </table:table-cell>
          <table:table-cell office:value-type="float" office:value="16.7221" calcext:value-type="float">
            <text:p>16.7221</text:p>
          </table:table-cell>
          <table:table-cell office:value-type="float" office:value="23.1556" calcext:value-type="float">
            <text:p>23.1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257" calcext:value-type="float">
            <text:p>4.9257</text:p>
          </table:table-cell>
          <table:table-cell office:value-type="float" office:value="0.973092" calcext:value-type="float">
            <text:p>0.973092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19.8089" calcext:value-type="float">
            <text:p>19.8089</text:p>
          </table:table-cell>
          <table:table-cell office:value-type="float" office:value="25.7937" calcext:value-type="float">
            <text:p>25.7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93175" calcext:value-type="float">
            <text:p>4.93175</text:p>
          </table:table-cell>
          <table:table-cell office:value-type="float" office:value="0.943275" calcext:value-type="float">
            <text:p>0.943275</text:p>
          </table:table-cell>
          <table:table-cell office:value-type="float" office:value="0.0788065" calcext:value-type="float">
            <text:p>0.0788065</text:p>
          </table:table-cell>
          <table:table-cell office:value-type="float" office:value="18.5508" calcext:value-type="float">
            <text:p>18.5508</text:p>
          </table:table-cell>
          <table:table-cell office:value-type="float" office:value="24.505" calcext:value-type="float">
            <text:p>24.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1064" calcext:value-type="float">
            <text:p>6.01064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076882" calcext:value-type="float">
            <text:p>0.076882</text:p>
          </table:table-cell>
          <table:table-cell office:value-type="float" office:value="18.6607" calcext:value-type="float">
            <text:p>18.6607</text:p>
          </table:table-cell>
          <table:table-cell office:value-type="float" office:value="25.6163" calcext:value-type="float">
            <text:p>25.6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7794" calcext:value-type="float">
            <text:p>5.07794</text:p>
          </table:table-cell>
          <table:table-cell office:value-type="float" office:value="0.827488" calcext:value-type="float">
            <text:p>0.827488</text:p>
          </table:table-cell>
          <table:table-cell office:value-type="float" office:value="0.0763914" calcext:value-type="float">
            <text:p>0.0763914</text:p>
          </table:table-cell>
          <table:table-cell office:value-type="float" office:value="17.803" calcext:value-type="float">
            <text:p>17.803</text:p>
          </table:table-cell>
          <table:table-cell office:value-type="float" office:value="23.7853" calcext:value-type="float">
            <text:p>23.78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20934" calcext:value-type="float">
            <text:p>5.20934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0.0654353" calcext:value-type="float">
            <text:p>0.0654353</text:p>
          </table:table-cell>
          <table:table-cell office:value-type="float" office:value="18.9175" calcext:value-type="float">
            <text:p>18.9175</text:p>
          </table:table-cell>
          <table:table-cell office:value-type="float" office:value="25.1534" calcext:value-type="float">
            <text:p>25.1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18:22:07.507064069</dc:date>
    <meta:generator>LibreOffice/4.2.8.2$Linux_X86_64 LibreOffice_project/420m0$Build-2</meta:generator>
    <meta:editing-duration>PT2H36M58S</meta:editing-duration>
    <meta:editing-cycles>2</meta:editing-cycles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67cm" svg:height="17.93cm" xlink:href=".." xlink:type="simple" chart:class="chart:line" chart:style-name="ch1">
        <chart:title svg:x="6.421cm" svg:y="0.494cm" chart:style-name="ch2">
          <text:p>Evolution of the computation and communication time</text:p>
        </chart:title>
        <chart:subtitle svg:x="5.892cm" svg:y="1.657cm" chart:style-name="ch3">
          <text:p>100000000 series, 16 OpenMP threads, 100 communication rounds</text:p>
        </chart:subtitle>
        <chart:legend chart:legend-position="top" svg:x="8.545cm" svg:y="2.55cm" style:legend-expansion="wide" chart:style-name="ch4"/>
        <chart:plot-area chart:style-name="ch5" table:cell-range-address="Sheet1.A2:Sheet1.A19 Sheet1.C2:Sheet1.C19 Sheet1.E2:Sheet1.E19" chart:data-source-has-labels="both" svg:x="1.482cm" svg:y="3.507cm" svg:width="21.614cm" svg:height="13.084cm">
          <chartooo:coordinate-region svg:x="2.103cm" svg:y="3.706cm" svg:width="20.806cm" svg:height="12.238cm"/>
          <chart:axis chart:dimension="x" chart:name="primary-x" chart:style-name="ch6" chartooo:axis-type="auto">
            <chartooo:date-scale/>
            <chart:title svg:x="10.671cm" svg:y="16.949cm" chart:style-name="ch7">
              <text:p>Number of MPI nodes</text:p>
            </chart:title>
            <chart:categories table:cell-range-address="Sheet1.A2:Sheet1.A19"/>
          </chart:axis>
          <chart:axis chart:dimension="y" chart:name="primary-y" chart:style-name="ch6">
            <chart:title svg:x="0.451cm" svg:y="10.675cm" chart:style-name="ch8">
              <text:p>Time (s)</text:p>
            </chart:title>
            <chart:grid chart:style-name="ch9" chart:class="major"/>
          </chart:axis>
          <chart:series chart:style-name="ch10" chart:values-cell-range-address="Sheet1.C2:Sheet1.C19" chart:label-cell-address="computation" chart:class="chart:line">
            <chart:data-point chart:repeated="18"/>
          </chart:series>
          <chart:series chart:style-name="ch11" chart:values-cell-range-address="Sheet1.E2:Sheet1.E19" chart:label-cell-address="communication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tion</text:p>
              </table:table-cell>
              <table:table-cell office:value-type="string">
                <text:p>communicatio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9</svg:desc>
                </draw:g>
              </table:table-cell>
              <table:table-cell office:value-type="float" office:value="11.8789">
                <text:p>11.8789</text:p>
                <draw:g>
                  <svg:desc>Sheet1.C2:Sheet1.C19</svg:desc>
                </draw:g>
              </table:table-cell>
              <table:table-cell office:value-type="float" office:value="0.0031751">
                <text:p>0.0031751</text:p>
                <draw:g>
                  <svg:desc>Sheet1.E2:Sheet1.E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52696">
                <text:p>5.52696</text:p>
              </table:table-cell>
              <table:table-cell office:value-type="float" office:value="12.0777">
                <text:p>12.07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8559">
                <text:p>3.98559</text:p>
              </table:table-cell>
              <table:table-cell office:value-type="float" office:value="15.9394">
                <text:p>15.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9819">
                <text:p>2.89819</text:p>
              </table:table-cell>
              <table:table-cell office:value-type="float" office:value="17.5915">
                <text:p>17.59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1563">
                <text:p>2.61563</text:p>
              </table:table-cell>
              <table:table-cell office:value-type="float" office:value="14.0182">
                <text:p>14.01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01779">
                <text:p>2.01779</text:p>
              </table:table-cell>
              <table:table-cell office:value-type="float" office:value="16.2192">
                <text:p>16.21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1723">
                <text:p>2.31723</text:p>
              </table:table-cell>
              <table:table-cell office:value-type="float" office:value="14.2105">
                <text:p>14.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807">
                <text:p>1.59807</text:p>
              </table:table-cell>
              <table:table-cell office:value-type="float" office:value="16.3732">
                <text:p>16.37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8062">
                <text:p>1.78062</text:p>
              </table:table-cell>
              <table:table-cell office:value-type="float" office:value="14.1157">
                <text:p>14.1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3318">
                <text:p>1.63318</text:p>
              </table:table-cell>
              <table:table-cell office:value-type="float" office:value="19.5238">
                <text:p>19.52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7954">
                <text:p>1.47954</text:p>
              </table:table-cell>
              <table:table-cell office:value-type="float" office:value="20.2654">
                <text:p>20.2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6626">
                <text:p>1.06626</text:p>
              </table:table-cell>
              <table:table-cell office:value-type="float" office:value="16.5494">
                <text:p>16.5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28875">
                <text:p>1.28875</text:p>
              </table:table-cell>
              <table:table-cell office:value-type="float" office:value="16.7221">
                <text:p>16.72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73092">
                <text:p>0.973092</text:p>
              </table:table-cell>
              <table:table-cell office:value-type="float" office:value="19.8089">
                <text:p>19.80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43275">
                <text:p>0.943275</text:p>
              </table:table-cell>
              <table:table-cell office:value-type="float" office:value="18.5508">
                <text:p>18.55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677">
                <text:p>0.8677</text:p>
              </table:table-cell>
              <table:table-cell office:value-type="float" office:value="18.6607">
                <text:p>18.660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827488">
                <text:p>0.827488</text:p>
              </table:table-cell>
              <table:table-cell office:value-type="float" office:value="17.803">
                <text:p>17.8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60677">
                <text:p>0.960677</text:p>
              </table:table-cell>
              <table:table-cell office:value-type="float" office:value="18.9175">
                <text:p>18.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